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2025-01-02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9248" calcext:value-type="float">
            <text:p>22.93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2023-12-27 15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2023-01-18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1632" calcext:value-type="float">
            <text:p>22.20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2022-01-14 21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74" calcext:value-type="float">
            <text:p>21.10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2020-12-28 2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202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5568" calcext:value-type="float">
            <text:p>20.16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2020-01-09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6252" calcext:value-type="float">
            <text:p>20.16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2019-01-09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2018-01-03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2017-01-09 20:54:0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2016-01-06 17:53:4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7248" calcext:value-type="float">
            <text:p>22.17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201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2014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2013-01-25 18:20:5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2012-01-10 21:58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2011-01-06 18:44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2010-01-05 21:25:0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2009-01-20 16:05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2008-01-02 22:18:4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872" calcext:value-type="float">
            <text:p>20.2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2007-01-09 17:19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2006-01-11 15:22:3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2005-01-11 20:32:4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2004-01-08 20:00:3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2003-01-07 20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2002-01-16 17:50:2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69912" calcext:value-type="float">
            <text:p>19.86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2001-01-02 21:07:3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7656" calcext:value-type="float">
            <text:p>20.10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2000-01-04 18:59:1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9576" calcext:value-type="float">
            <text:p>20.22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99-01-12 23:49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98-01-13 15:30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97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96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96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95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95-06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95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9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9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94-09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94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9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93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93-09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93-06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93-03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93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92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9104" calcext:value-type="float">
            <text:p>22.54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92-06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2112" calcext:value-type="float">
            <text:p>22.23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92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9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0776" calcext:value-type="float">
            <text:p>22.21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91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742" calcext:value-type="float">
            <text:p>22.174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91-06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91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91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9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90-06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90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9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89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89-09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89-06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89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88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88-09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04024" calcext:value-type="float">
            <text:p>20.00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88-06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88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88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95464" calcext:value-type="float">
            <text:p>20.09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87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87-09-1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87-06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87-03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8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8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86-09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86-06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1328" calcext:value-type="float">
            <text:p>20.53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86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86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8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84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83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8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81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80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529098330001</text:p>
          </table:table-cell>
          <table:table-cell office:value-type="string" calcext:value-type="string">
            <text:p>1979-10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51" meta:object-count="0"/>
    <meta:user-defined meta:name="AppVersion">3.0</meta:user-defined>
  </office:meta>
</office:document-meta>
</file>